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 style:list-style-name="L1">
      <style:text-properties officeooo:rsid="000e27c0" officeooo:paragraph-rsid="00104c2a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77b98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sistema" style:list-style-name="Numerazione_20_UC">
      <style:text-properties officeooo:rsid="000db710" officeooo:paragraph-rsid="00120bf3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style:style style:name="T8" style:family="text">
      <style:text-properties officeooo:rsid="0014e78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7">Visualizza</text:span><text:span text:style-name="T8">zione</text:span><text:span text:style-name="T7"> </text:span>questionar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42780" text:style-name="Numerazione_20_UC">
              <text:list-item>
                <text:p text:style-name="P10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3">2. Il sistema mostra la </text:span><text:span text:style-name="T4">lista completa dei questionari inserita dall'utent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34181" text:style-name="L1">
              <text:list-item>
                <text:p text:style-name="P7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8"/>
      <text:p text:style-name="P9"><text:span text:style-name="T7">Visualizza</text:span><text:span text:style-name="T8">zione</text:span><text:span text:style-name="T7"> </text:span>question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9</meta:editing-cycles>
    <meta:generator>LibreOffice/3.6$Windows_x86 LibreOffice_project/da8c1e6-fd468f4-454e206-f42a4a9-143cfd</meta:generator>
    <dc:date>2012-10-22T20:42:00.58</dc:date>
    <meta:document-statistic meta:table-count="1" meta:image-count="0" meta:object-count="0" meta:page-count="1" meta:paragraph-count="18" meta:word-count="79" meta:character-count="554" meta:non-whitespace-character-count="489"/>
  </office:meta>
</office:document-meta>
</file>